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2.56mm"/>
    </style:style>
    <style:style style:name="co3" style:family="table-column">
      <style:table-column-properties fo:break-before="auto" style:column-width="22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2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number-columns-repeated="252" table:default-cell-style-name="ce1"/>
        <table:table-column table:style-name="co2" table:number-columns-repeated="767" table:default-cell-style-name="Default"/>
        <table:table-row table:style-name="ro1">
          <table:table-cell office:value-type="string" calcext:value-type="string">
            <text:p>Identificação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E (UTM Z21 WGS84)</text:p>
          </table:table-cell>
          <table:table-cell office:value-type="string" calcext:value-type="string">
            <text:p>N (UTM Z21 WGS84)</text:p>
          </table:table-cell>
          <table:table-cell office:value-type="string" calcext:value-type="string">
            <text:p>Operação Comer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re CC1</text:p>
          </table:table-cell>
          <table:table-cell office:value-type="string" calcext:value-type="string">
            <text:p>CC1</text:p>
          </table:table-cell>
          <table:table-cell office:value-type="float" office:value="620804" calcext:value-type="float">
            <text:p>620804</text:p>
          </table:table-cell>
          <table:table-cell office:value-type="float" office:value="6586667" calcext:value-type="float">
            <text:p>6586667</text:p>
          </table:table-cell>
          <table:table-cell table:style-name="ce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re CC2</text:p>
          </table:table-cell>
          <table:table-cell office:value-type="string" calcext:value-type="string">
            <text:p>CC2</text:p>
          </table:table-cell>
          <table:table-cell office:value-type="float" office:value="626077" calcext:value-type="float">
            <text:p>626077</text:p>
          </table:table-cell>
          <table:table-cell office:value-type="float" office:value="6585449" calcext:value-type="float">
            <text:p>6585449</text:p>
          </table:table-cell>
          <table:table-cell table:style-name="ce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rre CC3</text:p>
          </table:table-cell>
          <table:table-cell office:value-type="string" calcext:value-type="string">
            <text:p>CC3</text:p>
          </table:table-cell>
          <table:table-cell office:value-type="float" office:value="623829" calcext:value-type="float">
            <text:p>623829</text:p>
          </table:table-cell>
          <table:table-cell office:value-type="float" office:value="6592954" calcext:value-type="float">
            <text:p>6592954</text:p>
          </table:table-cell>
          <table:table-cell table:style-name="ce4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1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1174" calcext:value-type="float">
            <text:p>621174</text:p>
          </table:table-cell>
          <table:table-cell table:style-name="ce3" office:value-type="float" office:value="6586284" calcext:value-type="float">
            <text:p>6586284</text:p>
          </table:table-cell>
          <table:table-cell table:style-name="ce4" office:value-type="date" office:date-value="2012-01-20" calcext:value-type="date">
            <text:p>20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2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1460" calcext:value-type="float">
            <text:p>621460</text:p>
          </table:table-cell>
          <table:table-cell table:style-name="ce3" office:value-type="float" office:value="6586674" calcext:value-type="float">
            <text:p>6586674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3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2158" calcext:value-type="float">
            <text:p>622158</text:p>
          </table:table-cell>
          <table:table-cell table:style-name="ce3" office:value-type="float" office:value="6586877" calcext:value-type="float">
            <text:p>6586877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4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0670" calcext:value-type="float">
            <text:p>620670</text:p>
          </table:table-cell>
          <table:table-cell table:style-name="ce3" office:value-type="float" office:value="6587229" calcext:value-type="float">
            <text:p>6587229</text:p>
          </table:table-cell>
          <table:table-cell table:style-name="ce4" office:value-type="date" office:date-value="2012-01-20" calcext:value-type="date">
            <text:p>20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5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1413" calcext:value-type="float">
            <text:p>621413</text:p>
          </table:table-cell>
          <table:table-cell table:style-name="ce3" office:value-type="float" office:value="6587636" calcext:value-type="float">
            <text:p>6587636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6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1765" calcext:value-type="float">
            <text:p>621765</text:p>
          </table:table-cell>
          <table:table-cell table:style-name="ce3" office:value-type="float" office:value="6588209" calcext:value-type="float">
            <text:p>6588209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7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0209" calcext:value-type="float">
            <text:p>620209</text:p>
          </table:table-cell>
          <table:table-cell table:style-name="ce3" office:value-type="float" office:value="6588708" calcext:value-type="float">
            <text:p>6588708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8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0568" calcext:value-type="float">
            <text:p>620568</text:p>
          </table:table-cell>
          <table:table-cell table:style-name="ce3" office:value-type="float" office:value="6588993" calcext:value-type="float">
            <text:p>6588993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09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0294" calcext:value-type="float">
            <text:p>620294</text:p>
          </table:table-cell>
          <table:table-cell table:style-name="ce3" office:value-type="float" office:value="6589879" calcext:value-type="float">
            <text:p>6589879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0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19342" calcext:value-type="float">
            <text:p>619342</text:p>
          </table:table-cell>
          <table:table-cell table:style-name="ce3" office:value-type="float" office:value="6590058" calcext:value-type="float">
            <text:p>6590058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1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1813" calcext:value-type="float">
            <text:p>621813</text:p>
          </table:table-cell>
          <table:table-cell table:style-name="ce3" office:value-type="float" office:value="6588800" calcext:value-type="float">
            <text:p>6588800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2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3059" calcext:value-type="float">
            <text:p>623059</text:p>
          </table:table-cell>
          <table:table-cell table:style-name="ce3" office:value-type="float" office:value="6587869" calcext:value-type="float">
            <text:p>6587869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3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3251" calcext:value-type="float">
            <text:p>623251</text:p>
          </table:table-cell>
          <table:table-cell table:style-name="ce3" office:value-type="float" office:value="6588195" calcext:value-type="float">
            <text:p>6588195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4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2790" calcext:value-type="float">
            <text:p>622790</text:p>
          </table:table-cell>
          <table:table-cell table:style-name="ce3" office:value-type="float" office:value="6589218" calcext:value-type="float">
            <text:p>6589218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1-15</text:p>
          </table:table-cell>
          <table:table-cell table:style-name="ce2" office:value-type="string" calcext:value-type="string">
            <text:p>CC1</text:p>
          </table:table-cell>
          <table:table-cell table:style-name="ce3" office:value-type="float" office:value="622896" calcext:value-type="float">
            <text:p>622896</text:p>
          </table:table-cell>
          <table:table-cell table:style-name="ce3" office:value-type="float" office:value="6589446" calcext:value-type="float">
            <text:p>6589446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1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3178" calcext:value-type="float">
            <text:p>623178</text:p>
          </table:table-cell>
          <table:table-cell table:style-name="ce3" office:value-type="float" office:value="6584803" calcext:value-type="float">
            <text:p>6584803</text:p>
          </table:table-cell>
          <table:table-cell table:style-name="ce4" office:value-type="date" office:date-value="2012-01-02" calcext:value-type="date">
            <text:p>02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2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3315" calcext:value-type="float">
            <text:p>623315</text:p>
          </table:table-cell>
          <table:table-cell table:style-name="ce3" office:value-type="float" office:value="6585140" calcext:value-type="float">
            <text:p>6585140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3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2584" calcext:value-type="float">
            <text:p>622584</text:p>
          </table:table-cell>
          <table:table-cell table:style-name="ce3" office:value-type="float" office:value="6585586" calcext:value-type="float">
            <text:p>6585586</text:p>
          </table:table-cell>
          <table:table-cell table:style-name="ce4" office:value-type="date" office:date-value="2012-01-17" calcext:value-type="date">
            <text:p>17/01/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4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3408" calcext:value-type="float">
            <text:p>623408</text:p>
          </table:table-cell>
          <table:table-cell table:style-name="ce3" office:value-type="float" office:value="6585734" calcext:value-type="float">
            <text:p>6585734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5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3384" calcext:value-type="float">
            <text:p>623384</text:p>
          </table:table-cell>
          <table:table-cell table:style-name="ce3" office:value-type="float" office:value="6586240" calcext:value-type="float">
            <text:p>6586240</text:p>
          </table:table-cell>
          <table:table-cell table:style-name="ce4" office:value-type="date" office:date-value="2011-11-24" calcext:value-type="date">
            <text:p>24/11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6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3858" calcext:value-type="float">
            <text:p>623858</text:p>
          </table:table-cell>
          <table:table-cell table:style-name="ce3" office:value-type="float" office:value="6586627" calcext:value-type="float">
            <text:p>6586627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7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4479" calcext:value-type="float">
            <text:p>624479</text:p>
          </table:table-cell>
          <table:table-cell table:style-name="ce3" office:value-type="float" office:value="6587493" calcext:value-type="float">
            <text:p>6587493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8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5551" calcext:value-type="float">
            <text:p>625551</text:p>
          </table:table-cell>
          <table:table-cell table:style-name="ce3" office:value-type="float" office:value="6586734" calcext:value-type="float">
            <text:p>6586734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09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5384" calcext:value-type="float">
            <text:p>625384</text:p>
          </table:table-cell>
          <table:table-cell table:style-name="ce3" office:value-type="float" office:value="6586380" calcext:value-type="float">
            <text:p>6586380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0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5378" calcext:value-type="float">
            <text:p>625378</text:p>
          </table:table-cell>
          <table:table-cell table:style-name="ce3" office:value-type="float" office:value="6585550" calcext:value-type="float">
            <text:p>6585550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1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5234" calcext:value-type="float">
            <text:p>625234</text:p>
          </table:table-cell>
          <table:table-cell table:style-name="ce3" office:value-type="float" office:value="6584974" calcext:value-type="float">
            <text:p>6584974</text:p>
          </table:table-cell>
          <table:table-cell table:style-name="ce4" office:value-type="date" office:date-value="2011-10-31" calcext:value-type="date">
            <text:p>31/10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2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6445" calcext:value-type="float">
            <text:p>626445</text:p>
          </table:table-cell>
          <table:table-cell table:style-name="ce3" office:value-type="float" office:value="6586673" calcext:value-type="float">
            <text:p>6586673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3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6389" calcext:value-type="float">
            <text:p>626389</text:p>
          </table:table-cell>
          <table:table-cell table:style-name="ce3" office:value-type="float" office:value="6587131" calcext:value-type="float">
            <text:p>6587131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4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5996" calcext:value-type="float">
            <text:p>625996</text:p>
          </table:table-cell>
          <table:table-cell table:style-name="ce3" office:value-type="float" office:value="6587888" calcext:value-type="float">
            <text:p>6587888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2-15</text:p>
          </table:table-cell>
          <table:table-cell table:style-name="ce2" office:value-type="string" calcext:value-type="string">
            <text:p>CC2</text:p>
          </table:table-cell>
          <table:table-cell table:style-name="ce3" office:value-type="float" office:value="624738" calcext:value-type="float">
            <text:p>624738</text:p>
          </table:table-cell>
          <table:table-cell table:style-name="ce3" office:value-type="float" office:value="6588989" calcext:value-type="float">
            <text:p>6588989</text:p>
          </table:table-cell>
          <table:table-cell table:style-name="ce4" office:value-type="date" office:date-value="2011-08-22" calcext:value-type="date">
            <text:p>22/08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1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6174" calcext:value-type="float">
            <text:p>626174</text:p>
          </table:table-cell>
          <table:table-cell table:style-name="ce3" office:value-type="float" office:value="6588323" calcext:value-type="float">
            <text:p>6588323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2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6161" calcext:value-type="float">
            <text:p>626161</text:p>
          </table:table-cell>
          <table:table-cell table:style-name="ce3" office:value-type="float" office:value="6588968" calcext:value-type="float">
            <text:p>6588968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3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5861" calcext:value-type="float">
            <text:p>625861</text:p>
          </table:table-cell>
          <table:table-cell table:style-name="ce3" office:value-type="float" office:value="6589534" calcext:value-type="float">
            <text:p>6589534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4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4989" calcext:value-type="float">
            <text:p>624989</text:p>
          </table:table-cell>
          <table:table-cell table:style-name="ce3" office:value-type="float" office:value="6590024" calcext:value-type="float">
            <text:p>6590024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5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5844" calcext:value-type="float">
            <text:p>625844</text:p>
          </table:table-cell>
          <table:table-cell table:style-name="ce3" office:value-type="float" office:value="6591079" calcext:value-type="float">
            <text:p>6591079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6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3817" calcext:value-type="float">
            <text:p>623817</text:p>
          </table:table-cell>
          <table:table-cell table:style-name="ce3" office:value-type="float" office:value="6591357" calcext:value-type="float">
            <text:p>6591357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7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3485" calcext:value-type="float">
            <text:p>623485</text:p>
          </table:table-cell>
          <table:table-cell table:style-name="ce3" office:value-type="float" office:value="6591596" calcext:value-type="float">
            <text:p>6591596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8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3274" calcext:value-type="float">
            <text:p>623274</text:p>
          </table:table-cell>
          <table:table-cell table:style-name="ce3" office:value-type="float" office:value="6592478" calcext:value-type="float">
            <text:p>6592478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09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3442" calcext:value-type="float">
            <text:p>623442</text:p>
          </table:table-cell>
          <table:table-cell table:style-name="ce3" office:value-type="float" office:value="6592668" calcext:value-type="float">
            <text:p>6592668</text:p>
          </table:table-cell>
          <table:table-cell table:style-name="ce4" office:value-type="date" office:date-value="2011-07-07" calcext:value-type="date">
            <text:p>07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0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3292" calcext:value-type="float">
            <text:p>623292</text:p>
          </table:table-cell>
          <table:table-cell table:style-name="ce3" office:value-type="float" office:value="6593334" calcext:value-type="float">
            <text:p>6593334</text:p>
          </table:table-cell>
          <table:table-cell table:style-name="ce4" office:value-type="date" office:date-value="2011-07-07" calcext:value-type="date">
            <text:p>07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1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1791" calcext:value-type="float">
            <text:p>621791</text:p>
          </table:table-cell>
          <table:table-cell table:style-name="ce3" office:value-type="float" office:value="6590394" calcext:value-type="float">
            <text:p>6590394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2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1590" calcext:value-type="float">
            <text:p>621590</text:p>
          </table:table-cell>
          <table:table-cell table:style-name="ce3" office:value-type="float" office:value="6590028" calcext:value-type="float">
            <text:p>6590028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3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0535" calcext:value-type="float">
            <text:p>620535</text:p>
          </table:table-cell>
          <table:table-cell table:style-name="ce3" office:value-type="float" office:value="6590946" calcext:value-type="float">
            <text:p>6590946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4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0917" calcext:value-type="float">
            <text:p>620917</text:p>
          </table:table-cell>
          <table:table-cell table:style-name="ce3" office:value-type="float" office:value="6591926" calcext:value-type="float">
            <text:p>6591926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C3-15</text:p>
          </table:table-cell>
          <table:table-cell table:style-name="ce2" office:value-type="string" calcext:value-type="string">
            <text:p>CC3</text:p>
          </table:table-cell>
          <table:table-cell table:style-name="ce3" office:value-type="float" office:value="620789" calcext:value-type="float">
            <text:p>620789</text:p>
          </table:table-cell>
          <table:table-cell table:style-name="ce3" office:value-type="float" office:value="6592675" calcext:value-type="float">
            <text:p>6592675</text:p>
          </table:table-cell>
          <table:table-cell table:style-name="ce4" office:value-type="date" office:date-value="2011-08-09" calcext:value-type="date">
            <text:p>09/08/11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>
            <text:p>Identificação</text:p>
          </table:table-cell>
          <table:table-cell table:style-name="ce1" office:value-type="string" calcext:value-type="string">
            <text:p>Operação Comerci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rre CC1</text:p>
          </table:table-cell>
          <table:table-cell table:style-name="ce4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rre CC2</text:p>
          </table:table-cell>
          <table:table-cell table:style-name="ce4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rre CC3</text:p>
          </table:table-cell>
          <table:table-cell table:style-name="ce4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1</text:p>
          </table:table-cell>
          <table:table-cell table:style-name="ce4" office:value-type="date" office:date-value="2012-01-20" calcext:value-type="date">
            <text:p>20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2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3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4</text:p>
          </table:table-cell>
          <table:table-cell table:style-name="ce4" office:value-type="date" office:date-value="2012-01-20" calcext:value-type="date">
            <text:p>20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5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6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7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8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09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0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1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2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3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4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1-15</text:p>
          </table:table-cell>
          <table:table-cell table:style-name="ce4" office:value-type="date" office:date-value="2012-01-09" calcext:value-type="date">
            <text:p>09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1</text:p>
          </table:table-cell>
          <table:table-cell table:style-name="ce4" office:value-type="date" office:date-value="2012-01-02" calcext:value-type="date">
            <text:p>02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2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3</text:p>
          </table:table-cell>
          <table:table-cell table:style-name="ce4" office:value-type="date" office:date-value="2012-01-17" calcext:value-type="date">
            <text:p>17/01/1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4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5</text:p>
          </table:table-cell>
          <table:table-cell table:style-name="ce4" office:value-type="date" office:date-value="2011-11-24" calcext:value-type="date">
            <text:p>24/11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6</text:p>
          </table:table-cell>
          <table:table-cell table:style-name="ce4" office:value-type="date" office:date-value="2011-11-22" calcext:value-type="date">
            <text:p>22/11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7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8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09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0</text:p>
          </table:table-cell>
          <table:table-cell table:style-name="ce4" office:value-type="date" office:date-value="2011-10-20" calcext:value-type="date">
            <text:p>20/10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1</text:p>
          </table:table-cell>
          <table:table-cell table:style-name="ce4" office:value-type="date" office:date-value="2011-10-31" calcext:value-type="date">
            <text:p>31/10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2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3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4</text:p>
          </table:table-cell>
          <table:table-cell table:style-name="ce4" office:value-type="date" office:date-value="2011-09-23" calcext:value-type="date">
            <text:p>23/09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2-15</text:p>
          </table:table-cell>
          <table:table-cell table:style-name="ce4" office:value-type="date" office:date-value="2011-08-22" calcext:value-type="date">
            <text:p>22/08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1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2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3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4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5</text:p>
          </table:table-cell>
          <table:table-cell table:style-name="ce4" office:value-type="date" office:date-value="2011-06-07" calcext:value-type="date">
            <text:p>07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6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7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8</text:p>
          </table:table-cell>
          <table:table-cell table:style-name="ce4" office:value-type="date" office:date-value="2011-06-28" calcext:value-type="date">
            <text:p>28/06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09</text:p>
          </table:table-cell>
          <table:table-cell table:style-name="ce4" office:value-type="date" office:date-value="2011-07-07" calcext:value-type="date">
            <text:p>07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0</text:p>
          </table:table-cell>
          <table:table-cell table:style-name="ce4" office:value-type="date" office:date-value="2011-07-07" calcext:value-type="date">
            <text:p>07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1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2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3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4</text:p>
          </table:table-cell>
          <table:table-cell table:style-name="ce4" office:value-type="date" office:date-value="2011-07-19" calcext:value-type="date">
            <text:p>19/07/1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C3-15</text:p>
          </table:table-cell>
          <table:table-cell table:style-name="ce4" office:value-type="date" office:date-value="2011-08-09" calcext:value-type="date">
            <text:p>09/08/11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P0" style:volatile="true">
      <number:day number:style="long"/>
      <number:text>/</number:text>
      <number:month number:style="long"/>
      <number:text>/</number:text>
      <number:year/>
    </number:date-style>
    <number:text-style style:name="N123">
      <number:text-content/>
      <style:map style:condition="value()&lt;=1.79769313486232E+308" style:apply-style-name="N123P0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3mm" fo:margin-right="13mm" style:first-page-number="continue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Ricardo de Oliveira Blanco/DVPG/DPS/DE</meta:initial-creator>
    <meta:creation-date>2013-09-12T16:42:04</meta:creation-date>
    <dc:date>2021-04-04T20:57:00.434515816</dc:date>
    <meta:editing-duration>PT10M7S</meta:editing-duration>
    <meta:editing-cycles>1</meta:editing-cycles>
    <meta:generator>LibreOffice/6.0.7.3$Linux_X86_64 LibreOffice_project/00m0$Build-3</meta:generator>
    <meta:document-statistic meta:table-count="3" meta:cell-count="343" meta:object-count="0"/>
  </office:meta>
</office:document-meta>
</file>